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434.86pt"/>
    </style:style>
    <style:style style:name="co4" style:family="table-column">
      <style:table-column-properties fo:break-before="auto" style:column-width="120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Gallons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Gallons/min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Cu-in/rev</text:p>
          </table:table-cell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Cu-in/Cu-in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Gal/Gal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eps/rev</text:p>
          </table:table-cell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u-in/gal</text:p>
          </table:table-cell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atio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2^32" office:value-type="float" office:value="4294967296" calcext:value-type="float">
            <text:p>42949672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Steps/sec</text:p>
          </table:table-cell>
          <table:table-cell table:formula="of:=[.C3]/60 * [.C8] / [.C4] * [.C7]" office:value-type="float" office:value="1400" calcext:value-type="float">
            <text:p>1400</text:p>
          </table:table-cell>
          <table:table-cell office:value-type="string" calcext:value-type="string">
            <text:p>Steps/Rev = (mGPM/60) * (mCu-in/gal) / (mGal/Gal) / (mCu-in/rev) * (Steps/Rev)</text:p>
          </table:table-cell>
          <table:table-cell office:value-type="string" calcext:value-type="string">
            <text:p>Total Steps/Sec Stackup</text:p>
          </table:table-cell>
          <table:table-cell table:formula="of:=[.C3] * [.C8]" office:value-type="float" office:value="231000" calcext:value-type="float">
            <text:p>231000</text:p>
          </table:table-cell>
          <table:table-cell office:value-type="string" calcext:value-type="string">
            <text:p>Steps/Rev = mGPM * Cu-in/gal * Steps/rev / mCu-in/rev / 60</text:p>
          </table:table-cell>
        </table:table-row>
        <table:table-row table:style-name="ro1">
          <table:table-cell/>
          <table:table-cell office:value-type="string" calcext:value-type="string">
            <text:p>Total Steps</text:p>
          </table:table-cell>
          <table:table-cell table:formula="of:= [.C2] * [.C8] / [.C4] * [.C7]" office:value-type="float" office:value="84000" calcext:value-type="float">
            <text:p>84000</text:p>
          </table:table-cell>
          <table:table-cell office:value-type="string" calcext:value-type="string">
            <text:p>Steps = (mGal) / (mGal/Gal) * (mCu-in/gal) / (mCu-in/rev) * (Steps/rev)</text:p>
          </table:table-cell>
          <table:table-cell/>
          <table:table-cell table:formula="of:=[.F12]*[.C7]" office:value-type="float" office:value="92400000" calcext:value-type="float">
            <text:p>92400000</text:p>
          </table:table-cell>
          <table:table-cell/>
        </table:table-row>
        <table:table-row table:style-name="ro1">
          <table:table-cell table:number-columns-repeated="5"/>
          <table:table-cell table:formula="of:=[.F13]/[.C4]" office:value-type="float" office:value="84000" calcext:value-type="float">
            <text:p>84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ps/sec Blue</text:p>
          </table:table-cell>
          <table:table-cell table:formula="of:=ROUNDDOWN([.C12]*[.C10]/([.C10]+100))" office:value-type="float" office:value="933" calcext:value-type="float">
            <text:p>933</text:p>
          </table:table-cell>
          <table:table-cell table:number-columns-repeated="2"/>
          <table:table-cell table:formula="of:=[.F14]/60" office:value-type="float" office:value="1400" calcext:value-type="float">
            <text:p>14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ps/sec Red</text:p>
          </table:table-cell>
          <table:table-cell table:formula="of:=ROUNDDOWN([.C12]*100/([.C10]+100))"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eck Steps/Sec</text:p>
          </table:table-cell>
          <table:table-cell table:formula="of:=[.C15]+[.C16]"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teps Blue</text:p>
          </table:table-cell>
          <table:table-cell table:formula="of:=[.C13]*[.C10]/([.C10]+100)" office:value-type="float" office:value="56000" calcext:value-type="float">
            <text:p>56000</text:p>
          </table:table-cell>
          <table:table-cell/>
          <table:table-cell office:value-type="string" calcext:value-type="string">
            <text:p>Total Steps Stackup</text:p>
          </table:table-cell>
          <table:table-cell table:formula="of:=[.C2]*[.C8]" office:value-type="float" office:value="231000" calcext:value-type="float">
            <text:p>231000</text:p>
          </table:table-cell>
          <table:table-cell office:value-type="string" calcext:value-type="string">
            <text:p>Steps = mGal * Cu-in/gal * Steps/rev / mCu-in/rev</text:p>
          </table:table-cell>
        </table:table-row>
        <table:table-row table:style-name="ro1">
          <table:table-cell/>
          <table:table-cell office:value-type="string" calcext:value-type="string">
            <text:p>Steps Red</text:p>
          </table:table-cell>
          <table:table-cell table:formula="of:=[.C13]*100/([.C10]+100)" office:value-type="float" office:value="28000" calcext:value-type="float">
            <text:p>28000</text:p>
          </table:table-cell>
          <table:table-cell table:number-columns-repeated="2"/>
          <table:table-cell table:formula="of:=[.F19]*400" office:value-type="float" office:value="92400000" calcext:value-type="float">
            <text:p>924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ck Steps</text:p>
          </table:table-cell>
          <table:table-cell table:formula="of:=[.C19]+[.C20]" office:value-type="float" office:value="84000" calcext:value-type="float">
            <text:p>84000</text:p>
          </table:table-cell>
          <table:table-cell table:number-columns-repeated="2"/>
          <table:table-cell table:formula="of:=[.F20]/[.C4]" office:value-type="float" office:value="84000" calcext:value-type="float">
            <text:p>84000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Frequency Blue</text:p>
          </table:table-cell>
          <table:table-cell table:formula="of:=1/[.C15]" office:value-type="float" office:value="0.00107181136120043" calcext:value-type="float">
            <text:p>0.001071811361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4]*1000" office:value-type="float" office:value="1.07181136120043" calcext:value-type="float">
            <text:p>1.07181136120043</text:p>
          </table:table-cell>
          <table:table-cell office:value-type="string" calcext:value-type="string">
            <text:p>ms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5]*1000" office:value-type="float" office:value="1071.81136120043" calcext:value-type="float">
            <text:p>1071.81136120043</text:p>
          </table:table-cell>
          <table:table-cell office:value-type="string" calcext:value-type="string">
            <text:p>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equency Red</text:p>
          </table:table-cell>
          <table:table-cell table:formula="of:=1/[.C16]" office:value-type="float" office:value="0.00214592274678112" calcext:value-type="float">
            <text:p>0.00214592274678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7]*1000" office:value-type="float" office:value="2.14592274678112" calcext:value-type="float">
            <text:p>2.14592274678112</text:p>
          </table:table-cell>
          <table:table-cell office:value-type="string" calcext:value-type="string">
            <text:p>ms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8]*1000" office:value-type="float" office:value="2145.92274678112" calcext:value-type="float">
            <text:p>2145.92274678112</text:p>
          </table:table-cell>
          <table:table-cell office:value-type="string" calcext:value-type="string">
            <text:p>u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 style:data-style-name="N2" text:time-value="07:09:47.6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20-07-06T08:56:11.883000000</dc:date>
    <meta:editing-duration>PT23H10M24S</meta:editing-duration>
    <meta:editing-cycles>7</meta:editing-cycles>
    <meta:document-statistic meta:table-count="1" meta:cell-count="60" meta:object-count="0"/>
  </office:meta>
</office:document-meta>
</file>